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D400000166F5F28CFBDE675019.png" manifest:media-type="image/png"/>
  <manifest:file-entry manifest:full-path="Pictures/100002010000039D000001C4C15FFF1B063ECA37.png" manifest:media-type="image/png"/>
  <manifest:file-entry manifest:full-path="Pictures/1000020100000427000002364362E8010FDC8A11.png" manifest:media-type="image/png"/>
  <manifest:file-entry manifest:full-path="Pictures/10000201000003DB000001D3B94F6561F1CF3EC5.png" manifest:media-type="image/png"/>
  <manifest:file-entry manifest:full-path="Pictures/10000201000003070000020326A1D5C847426C61.png" manifest:media-type="image/png"/>
  <manifest:file-entry manifest:full-path="Pictures/1000020100000355000001F65B48F0C58BA76C9E.png" manifest:media-type="image/png"/>
  <manifest:file-entry manifest:full-path="Pictures/100000000000033C0000026DFE0BE24429D9C536.png" manifest:media-type="image/png"/>
  <manifest:file-entry manifest:full-path="Pictures/10000201000002BF000001744A16ADA2F80CF050.png" manifest:media-type="image/png"/>
  <manifest:file-entry manifest:full-path="Pictures/10000000000004220000031A708F2938FA32B4A6.png" manifest:media-type="image/png"/>
  <manifest:file-entry manifest:full-path="Pictures/10000201000002DC000001A3212762C51F0F6C74.png" manifest:media-type="image/png"/>
  <manifest:file-entry manifest:full-path="Pictures/1000020100000333000001AB5B9FD59E0D97C01B.png" manifest:media-type="image/png"/>
  <manifest:file-entry manifest:full-path="Pictures/10000201000003C4000001E9D0C363BF843D233A.png" manifest:media-type="image/png"/>
  <manifest:file-entry manifest:full-path="Pictures/100002010000032E000001FDCB24EE1C6EFB6A0C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outline1">
      <style:graphic-properties fo:min-height="11.92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3.50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3cm" presentation:class="outline" presentation:placeholder="true">
          <draw:text-box/>
        </draw:frame>
        <draw:frame draw:style-name="gr1" draw:text-style-name="P2" draw:layer="layout" svg:width="24.771cm" svg:height="14.178cm" svg:x="2.033cm" svg:y="2.915cm">
          <draw:image xlink:href="Pictures/10000201000002DC000001A3212762C51F0F6C7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1" draw:layer="layout" svg:width="25.199cm" svg:height="3.505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3cm" presentation:class="outline" presentation:placeholder="true">
          <draw:text-box/>
        </draw:frame>
        <draw:frame draw:style-name="gr1" draw:text-style-name="P2" draw:layer="layout" svg:width="21.668cm" svg:height="11.297cm" svg:x="3.25cm" svg:y="4.853cm">
          <draw:image xlink:href="Pictures/1000020100000333000001AB5B9FD59E0D97C01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1" draw:layer="layout" svg:width="25.199cm" svg:height="3.505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3cm" presentation:class="outline" presentation:placeholder="true">
          <draw:text-box/>
        </draw:frame>
        <draw:frame draw:style-name="gr1" draw:text-style-name="P2" draw:layer="layout" svg:width="25.505cm" svg:height="12.937cm" svg:x="1.331cm" svg:y="4.033cm">
          <draw:image xlink:href="Pictures/10000201000003C4000001E9D0C363BF843D233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text-style-name="P1" draw:layer="layout" svg:width="25.199cm" svg:height="3.505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3cm" presentation:class="outline" presentation:placeholder="true">
          <draw:text-box/>
        </draw:frame>
        <draw:frame draw:style-name="gr1" draw:text-style-name="P2" draw:layer="layout" svg:width="21.536cm" svg:height="13.466cm" svg:x="3.316cm" svg:y="3.769cm">
          <draw:image xlink:href="Pictures/100002010000032E000001FDCB24EE1C6EFB6A0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1" draw:layer="layout" svg:width="25.199cm" svg:height="3.505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3cm" presentation:class="outline" presentation:placeholder="true">
          <draw:text-box/>
        </draw:frame>
        <draw:frame draw:style-name="gr1" draw:text-style-name="P2" draw:layer="layout" svg:width="22.568cm" svg:height="13.281cm" svg:x="2.8cm" svg:y="3.861cm">
          <draw:image xlink:href="Pictures/1000020100000355000001F65B48F0C58BA76C9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text-style-name="P1" draw:layer="layout" svg:width="25.199cm" svg:height="3.505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3cm" presentation:class="outline" presentation:placeholder="true">
          <draw:text-box/>
        </draw:frame>
        <draw:frame draw:style-name="gr1" draw:text-style-name="P2" draw:layer="layout" svg:width="20.504cm" svg:height="13.625cm" svg:x="3.832cm" svg:y="3.689cm">
          <draw:image xlink:href="Pictures/10000201000003070000020326A1D5C847426C6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text-style-name="P1" draw:layer="layout" svg:width="25.199cm" svg:height="3.505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3cm" presentation:class="outline" presentation:placeholder="true">
          <draw:text-box/>
        </draw:frame>
        <draw:frame draw:style-name="gr1" draw:text-style-name="P2" draw:layer="layout" svg:width="27.999cm" svg:height="14.907cm" svg:x="0.084cm" svg:y="3.048cm">
          <draw:image xlink:href="Pictures/1000020100000427000002364362E8010FDC8A1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text-style-name="P1" draw:layer="layout" svg:width="25.199cm" svg:height="3.505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3cm" presentation:class="outline" presentation:placeholder="true">
          <draw:text-box/>
        </draw:frame>
        <draw:frame draw:style-name="gr1" draw:text-style-name="P2" draw:layer="layout" svg:width="26.113cm" svg:height="12.355cm" svg:x="1.027cm" svg:y="4.324cm">
          <draw:image xlink:href="Pictures/10000201000003DB000001D3B94F6561F1CF3EC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1" draw:layer="layout" svg:width="25.199cm" svg:height="3.505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3cm" presentation:class="outline" presentation:placeholder="true">
          <draw:text-box/>
        </draw:frame>
        <draw:frame draw:style-name="gr1" draw:text-style-name="P2" draw:layer="layout" svg:width="24.473cm" svg:height="11.958cm" svg:x="1.847cm" svg:y="4.523cm">
          <draw:image xlink:href="Pictures/100002010000039D000001C4C15FFF1B063ECA3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text-style-name="P1" draw:layer="layout" svg:width="25.199cm" svg:height="3.505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3cm" presentation:class="outline" presentation:placeholder="true">
          <draw:text-box/>
        </draw:frame>
        <draw:frame draw:style-name="gr1" draw:text-style-name="P2" draw:layer="layout" svg:width="25.928cm" svg:height="9.471cm" svg:x="1.12cm" svg:y="5.766cm">
          <draw:image xlink:href="Pictures/10000201000003D400000166F5F28CFBDE67501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text-style-name="P1" draw:layer="layout" svg:width="25.199cm" svg:height="3.505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3cm" presentation:class="outline" presentation:placeholder="true">
          <draw:text-box/>
        </draw:frame>
        <draw:frame draw:style-name="gr1" draw:text-style-name="P2" draw:layer="layout" svg:width="18.599cm" svg:height="9.842cm" svg:x="4.784cm" svg:y="5.581cm">
          <draw:image xlink:href="Pictures/10000201000002BF000001744A16ADA2F80CF05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draw:layer="backgroundobjects" svg:width="25.199cm" svg:height="12.179cm" svg:x="1.4cm" svg:y="4.913cm" presentation:class="outline" presentation:placeholder="true">
        <draw:text-box/>
      </draw:frame>
      <draw:frame presentation:style-name="Mpr7" draw:text-style-name="MP14" draw:layer="backgroundobjects" svg:width="6.523cm" svg:height="1.447cm" svg:x="1.4cm" svg:y="19.13cm" presentation:class="date-time">
        <draw:text-box>
          <text:p text:style-name="MP13"><presentation:date-time/></text:p>
        </draw:text-box>
      </draw:frame>
      <draw:frame presentation:style-name="Mpr7" draw:text-style-name="MP16" draw:layer="backgroundobjects" svg:width="8.875cm" svg:height="1.447cm" svg:x="9.576cm" svg:y="19.13cm" presentation:class="footer">
        <draw:text-box>
          <text:p text:style-name="MP15"><presentation:footer/></text:p>
        </draw:text-box>
      </draw:frame>
      <draw:frame presentation:style-name="Mpr7" draw:text-style-name="MP18" draw:layer="backgroundobjects" svg:width="6.523cm" svg:height="1.447cm" svg:x="20.076cm" svg:y="19.13cm" presentation:class="page-number">
        <draw:text-box>
          <text:p text:style-name="MP17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presentation:header/></text:p>
          </draw:text-box>
        </draw:frame>
        <draw:frame presentation:style-name="Mpr8" draw:text-style-name="MP18" draw:layer="backgroundobjects" svg:width="9.113cm" svg:height="1.484cm" svg:x="11.886cm" svg:y="0cm" presentation:class="date-time">
          <draw:text-box>
            <text:p text:style-name="MP17"><presentation:date-time/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presentation:footer/></text:p>
          </draw:text-box>
        </draw:frame>
        <draw:frame presentation:style-name="Mpr9" draw:text-style-name="MP18" draw:layer="backgroundobjects" svg:width="9.113cm" svg:height="1.484cm" svg:x="11.886cm" svg:y="28.215cm" presentation:class="page-number">
          <draw:text-box>
            <text:p text:style-name="MP17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12-01T06:36:43.257661339</meta:creation-date>
    <meta:editing-duration>PT3M35S</meta:editing-duration>
    <meta:editing-cycles>3</meta:editing-cycles>
    <meta:generator>LibreOffice/6.4.6.2$Linux_X86_64 LibreOffice_project/40$Build-2</meta:generator>
    <dc:title>Blueprint Plans</dc:title>
    <dc:date>2020-12-19T14:55:06.174805926</dc:date>
    <meta:document-statistic meta:object-count="98"/>
  </office:meta>
</office:document-meta>
</file>